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ress Start 2P" svg:font-family="'Press Start 2P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Press Start 2P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Press Start 2P" fo:font-size="20pt" style:font-size-asian="20pt" style:font-size-complex="20pt"/>
    </style:style>
    <style:style style:name="P4" style:family="paragraph" style:parent-style-name="Standard">
      <style:text-properties style:font-name="Press Start 2P" fo:font-size="10pt" style:font-size-asian="10pt" style:font-size-complex="10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L4">
      <style:text-properties style:font-name="Times New Roman" fo:font-size="12pt" style:font-size-asian="12pt" style:font-size-complex="12pt"/>
    </style:style>
    <style:style style:name="P11" style:family="paragraph" style:parent-style-name="Standard" style:list-style-name="L5">
      <style:text-properties style:font-name="Times New Roman" fo:font-size="12pt" style:font-size-asian="12pt" style:font-size-complex="12pt"/>
    </style:style>
    <style:style style:name="P12" style:family="paragraph" style:parent-style-name="Standard" style:list-style-name="L6"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Press Start 2P" fo:font-size="14pt" style:font-size-asian="14pt" style:font-size-complex="14pt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5" style:family="text">
      <style:text-properties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6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Game Design Document</text:p>
      <text:p text:style-name="P2"/>
      <text:p text:style-name="P2"/>
      <text:p text:style-name="P2"><text:s/><text:span text:style-name="T10">PONGOLF</text:span></text:p>
      <text:p text:style-name="Standard"/>
      <text:p text:style-name="Standard"/>
      <text:p text:style-name="P1"/>
      <text:p text:style-name="P1"/>
      <text:p text:style-name="P4">Inhaltsverzeichnis</text:p>
      <text:p text:style-name="P5"/>
      <text:p text:style-name="P5"/>
      <text:p text:style-name="P5"/>
      <text:p text:style-name="P5"/>
      <text:p text:style-name="P5"/>
      <text:p text:style-name="P5">1. Game Design</text:p>
      <text:list xml:id="list6965141726860342577" text:style-name="L1">
        <text:list-item>
          <text:list>
            <text:list-item>
              <text:p text:style-name="P7">Zusammenfassung / Wie kam uns die Idee?</text:p>
            </text:list-item>
            <text:list-item>
              <text:p text:style-name="P7">Gameplay</text:p>
            </text:list-item>
          </text:list>
        </text:list-item>
      </text:list>
      <text:p text:style-name="P5"><text:tab/></text:p>
      <text:p text:style-name="P5"/>
      <text:p text:style-name="P5">2. Technik</text:p>
      <text:list xml:id="list8188334366097536047" text:style-name="L2">
        <text:list-item>
          <text:list>
            <text:list-item>
              <text:p text:style-name="P8">Mechanik</text:p>
            </text:list-item>
            <text:list-item>
              <text:p text:style-name="P8">Bildschirm / Oberfläche</text:p>
            </text:list-item>
            <text:list-item>
              <text:p text:style-name="P8">Steuerung</text:p>
            </text:list-item>
          </text:list>
        </text:list-item>
      </text:list>
      <text:p text:style-name="P5"><text:s text:c="3"/></text:p>
      <text:p text:style-name="P5"/>
      <text:p text:style-name="P5">3. Level Design</text:p>
      <text:list xml:id="list991419013273442353" text:style-name="L3">
        <text:list-item>
          <text:list>
            <text:list-item>
              <text:p text:style-name="P9">Spielablauf</text:p>
            </text:list-item>
            <text:list-item>
              <text:p text:style-name="P9">Level / Maps</text:p>
            </text:list-item>
            <text:list-item>
              <text:p text:style-name="P9">Themes / Atmosphäre</text:p>
            </text:list-item>
          </text:list>
        </text:list-item>
      </text:list>
      <text:p text:style-name="P5"><text:s text:c="4"/></text:p>
      <text:p text:style-name="P5"/>
      <text:p text:style-name="P5">4. Entwicklung</text:p>
      <text:list xml:id="list7172649571233495880" text:style-name="L4">
        <text:list-item>
          <text:list>
            <text:list-item>
              <text:p text:style-name="P10">Wie sind wir vorgegangen?</text:p>
            </text:list-item>
            <text:list-item>
              <text:p text:style-name="P10">// TODO Die wichtigsten Aspekte des Codes erläutern ( Wichtig! ) </text:p>
            </text:list-item>
          </text:list>
        </text:list-item>
      </text:list>
      <text:p text:style-name="P5"><text:s text:c="4"/></text:p>
      <text:p text:style-name="P5"><text:tab/></text:p>
      <text:p text:style-name="P5">5. Grafik</text:p>
      <text:list xml:id="list3577008964856249406" text:style-name="L5">
        <text:list-item>
          <text:list>
            <text:list-item>
              <text:p text:style-name="P11">Gestaltung / Farbkonzept</text:p>
            </text:list-item>
            <text:list-item>
              <text:p text:style-name="P11">Stilrichtung</text:p>
            </text:list-item>
          </text:list>
        </text:list-item>
      </text:list>
      <text:p text:style-name="P5"/>
      <text:p text:style-name="P5"><text:tab/></text:p>
      <text:p text:style-name="P5">6. Sound / Musik</text:p>
      <text:list xml:id="list7458214913339733564" text:style-name="L6">
        <text:list-item>
          <text:list>
            <text:list-item>
              <text:p text:style-name="P12">Ingame Sounds</text:p>
            </text:list-item>
            <text:list-item>
              <text:p text:style-name="P12">„Soundtrack</text:p>
            </text:list-item>
          </text:list>
        </text:list-item>
      </text:list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text:span text:style-name="T8">1. Game Design</text:span></text:p>
      <text:p text:style-name="Standard"/>
      <text:p text:style-name="Standard"><text:tab/><text:tab/><text:span text:style-name="T1">1.1 <text:s/>Wie kam uns die Idee?</text:span></text:p>
      <text:p text:style-name="Standard"/>
      <text:p text:style-name="Standard"><text:tab/><text:tab/>Mit unserem Spiel „PongGolf“ wollten wir das Gameplay des klassischen Pong von <text:tab/><text:tab/>1972 mit Elementen aus MiniGolf Browser-Games erweitern.</text:p>
      <text:p text:style-name="Standard"/>
      <text:p text:style-name="Standard"/>
      <text:p text:style-name="Standard"><text:tab/><text:tab/><text:span text:style-name="T1">1.2 <text:s/>Gameplay</text:span></text:p>
      <text:p text:style-name="Standard"/>
      <text:p text:style-name="Standard"><text:tab/><text:tab/>Das Ziel des Spiels blieb unverändert zum Klassiker. Man versucht, den Ball so oft <text:tab/><text:tab/>in das Tor des Gegners zu befördern, bis das vorher festgelegte Limit erreicht wurde.</text:p>
      <text:p text:style-name="Standard"><text:tab/><text:tab/>Unser Fokus lag darauf, dass Spieltempo anzuziehen und durch neue Level und <text:tab/><text:tab/><text:tab/>eingebaute Hindernisse/PowerUp abwechslungsreicher zu gestalten, ohne das <text:tab/><text:tab/><text:tab/>Gameplay vom Klassiker zu stark abzuändern. </text:p>
      <text:p text:style-name="Standard"><text:tab/><text:tab/>Es war uns wichtig, dass es sich wie „Pong 2.0“ anfühlt und nicht wie ein komplett <text:tab/><text:tab/>neues Spiel. <text:s/></text:p>
      <text:p text:style-name="Standard"><text:tab/></text:p>
      <text:p text:style-name="Standard"/>
      <text:p text:style-name="Standard"/>
      <text:p text:style-name="P6">2. Technik </text:p>
      <text:p text:style-name="Standard"/>
      <text:p text:style-name="Standard"><text:tab/><text:tab/><text:span text:style-name="T1">2.1 <text:s/>Mechanik</text:span></text:p>
      <text:p text:style-name="Standard"/>
      <text:p text:style-name="Standard"><text:tab/><text:tab/>// TODO</text:p>
      <text:p text:style-name="Standard"/>
      <text:p text:style-name="Standard"><text:tab/></text:p>
      <text:p text:style-name="Standard"><text:tab/><text:tab/><text:span text:style-name="T1">2.2 <text:s/>Oberfläche</text:span></text:p>
      <text:p text:style-name="Standard"/>
      <text:p text:style-name="Standard"><text:tab/><text:tab/>Aufbau des Hauptmenüs:</text:p>
      <text:p text:style-name="Standard"><text:tab/><text:tab/><text:tab/>1. Level <text:s/>Auswahl</text:p>
      <text:p text:style-name="Standard"><text:tab/><text:tab/><text:tab/>2. Optionen ( evtl. Musik an/aus, Musik ändern ) </text:p>
      <text:p text:style-name="Standard"><text:tab/><text:tab/><text:tab/>3. Credits<text:tab/></text:p>
      <text:p text:style-name="Standard"/>
      <text:p text:style-name="Standard"><text:tab/></text:p>
      <text:p text:style-name="Standard"><text:tab/><text:tab/><text:span text:style-name="T1">2.3 Steuerung</text:span></text:p>
      <text:p text:style-name="Standard"/>
      <text:p text:style-name="Standard"><text:tab/><text:tab/>Gesteuert wird das Spiel mit „A“ + „D“ und <text:s/>ggf. „Linke / Rechte Pfeiltaste“ für den <text:tab/><text:tab/>zweiten Spieler. Der Spieler hat nur die Kontrolle über die Schläger, wie beim <text:tab/><text:tab/><text:tab/>Klassischen Pong. 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pan text:style-name="T8">3. Level Design</text:span></text:p>
      <text:p text:style-name="Standard"><text:tab/><text:tab/></text:p>
      <text:p text:style-name="Standard"><text:tab/><text:tab/><text:span text:style-name="T1">3.1 <text:s/>Spielablauf</text:span></text:p>
      <text:p text:style-name="Standard"/>
      <text:p text:style-name="Standard"><text:tab/><text:tab/>Durch das implementieren verschiedener Level hat der Spieler die Möglichkeit mehr <text:tab/><text:tab/>Abwechslung in das Gameplay zu bringen, indem er Schrägen und Objekte </text:p>
      <text:p text:style-name="Standard"><text:tab/><text:tab/>nutzt um den Ball gezielt in das gegnerische Tor zu schiessen. Die Geschwindigkeit <text:tab/><text:tab/>des Balles wird die Reaktionszeit des Spielers auf die Probe stellen, und ihn <text:tab/><text:tab/><text:tab/>ebenso dazu zwingen die Schüsse und Abpraller von den Kollisionsobjekten <text:tab/><text:tab/><text:tab/>vorherzusehen und vorausschauend zu reagieren. </text:p>
      <text:p text:style-name="Standard"><text:tab/><text:tab/></text:p>
      <text:p text:style-name="Standard"><text:tab/><text:tab/></text:p>
      <text:p text:style-name="Standard"><text:tab/><text:tab/><text:span text:style-name="T1">3.2 <text:s/>Level / Maps</text:span></text:p>
      <text:p text:style-name="Standard"/>
      <text:p text:style-name="Standard"><text:tab/><text:tab/>Die verschiedenen Maps leben von der Eigenschaft, dass sich der Ball anders bewegt <text:tab/><text:tab/>als in der klassischen Version von Pong und den Spieler dadurch mehr fordert.</text:p>
      <text:p text:style-name="Standard"><text:tab/><text:tab/>Es gibt 2(3) verschiedene Stages, welche auf geometrischen Formen basieren. Durch <text:tab/><text:tab/>die stark abgeänderten Anprallmöglichkeiten des Balls bekommt das Gameplay <text:tab/><text:tab/><text:tab/>„frischen Wind“ ohne den Bezug zum Retro-Look des Originals zu verlieren. </text:p>
      <text:p text:style-name="Standard"/>
      <text:p text:style-name="Standard"/>
      <text:p text:style-name="Standard"><text:tab/><text:tab/><text:span text:style-name="T1">3.3 <text:s/>Themes / Atmosphäre</text:span></text:p>
      <text:p text:style-name="Standard"/>
      <text:p text:style-name="Standard"><text:tab/><text:tab/>// TO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4. Entwicklung</text:p>
      <text:p text:style-name="Standard"><text:tab/><text:tab/></text:p>
      <text:p text:style-name="Standard"><text:tab/><text:tab/><text:span text:style-name="T1">4.1 <text:s/>Wie sind wir vorgegangen?</text:span></text:p>
      <text:p text:style-name="Standard"/>
      <text:p text:style-name="Standard"><text:tab/><text:tab/>// TODO</text:p>
      <text:p text:style-name="Standard"/>
      <text:p text:style-name="Standard"/>
      <text:p text:style-name="Standard"><text:tab/><text:tab/><text:span text:style-name="T1">4.2 <text:s/>Code-Erklärungen</text:span></text:p>
      <text:p text:style-name="Standard"/>
      <text:p text:style-name="Standard"><text:tab/><text:tab/>// TODO Wichtig!</text:p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>5. Grafik</text:p>
      <text:p text:style-name="Standard"/>
      <text:p text:style-name="Standard"><text:tab/><text:tab/><text:span text:style-name="T1">5.1 <text:s/>Gestaltung / Farbkonzept</text:span></text:p>
      <text:p text:style-name="Standard"/>
      <text:p text:style-name="Standard"><text:tab/><text:tab/>// TODO</text:p>
      <text:p text:style-name="Standard"/>
      <text:p text:style-name="Standard"/>
      <text:p text:style-name="Standard"><text:tab/><text:tab/><text:span text:style-name="T1">5.2 <text:s/>Stilrichtung</text:span></text:p>
      <text:p text:style-name="Standard"/>
      <text:p text:style-name="Standard"><text:tab/><text:tab/>// TOD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6. Sound / Musik</text:p>
      <text:p text:style-name="Standard"/>
      <text:p text:style-name="Standard"><text:tab/><text:tab/><text:span text:style-name="T1">6.1 <text:s/>Ingame Sounds</text:span></text:p>
      <text:p text:style-name="Standard"/>
      <text:p text:style-name="Standard"><text:tab/><text:tab/>// TODO</text:p>
      <text:p text:style-name="Standard"/>
      <text:p text:style-name="Standard"/>
      <text:p text:style-name="Standard"><text:tab/><text:tab/><text:span text:style-name="T1">6.2 <text:s/>Soundtrack</text:span></text:p>
      <text:p text:style-name="Standard"/>
      <text:p text:style-name="Standard"><text:tab/><text:tab/>// 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ress Start 2P" svg:font-family="'Press Start 2P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I" text:start-value="1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ls Henning</meta:initial-creator>
    <meta:creation-date>2016-06-21T13:32:47</meta:creation-date>
    <dc:date>2016-06-21T14:43:01</dc:date>
    <dc:creator>Nils Henning</dc:creator>
    <meta:editing-duration>PT37M34S</meta:editing-duration>
    <meta:editing-cycles>6</meta:editing-cycles>
    <meta:generator>OpenOffice/4.1.2$Unix OpenOffice.org_project/412m3$Build-9782</meta:generator>
    <meta:document-statistic meta:table-count="0" meta:image-count="0" meta:object-count="0" meta:page-count="4" meta:paragraph-count="79" meta:word-count="411" meta:character-count="2664"/>
  </office:meta>
</office:document-meta>
</file>